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Helvetica" svg:font-family="Helvetica"/>
    <style:font-face style:name="Lucidasans1" svg:font-family="Lucidasans"/>
    <style:font-face style:name="OpenSymbol" svg:font-family="OpenSymbol"/>
    <style:font-face style:name="Times" svg:font-family="Times"/>
    <style:font-face style:name="Courier 10 Pitch" svg:font-family="'Courier 10 Pitch'" style:font-pitch="fixed"/>
    <style:font-face style:name="DejaVu Sans Mono" svg:font-family="'DejaVu Sans Mono'" style:font-family-generic="modern" style:font-pitch="fixed"/>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CommandLineOptions1" style:family="table">
      <style:table-properties style:width="6.6924in" table:align="margins" style:may-break-between-rows="false"/>
    </style:style>
    <style:style style:name="CommandLineOptions1.A" style:family="table-column">
      <style:table-column-properties style:column-width="0.6368in" style:rel-column-width="917*"/>
    </style:style>
    <style:style style:name="CommandLineOptions1.B" style:family="table-column">
      <style:table-column-properties style:column-width="6.0556in" style:rel-column-width="8720*"/>
    </style:style>
    <style:style style:name="CommandLineOptions1.A1" style:family="table-cell">
      <style:table-cell-properties fo:padding="0.0382in" fo:border-left="0.0007in solid #000000" fo:border-right="none" fo:border-top="0.0007in solid #000000" fo:border-bottom="0.0007in solid #000000"/>
    </style:style>
    <style:style style:name="CommandLineOptions1.B1" style:family="table-cell">
      <style:table-cell-properties fo:padding="0.0382in" fo:border="0.0007in solid #000000"/>
    </style:style>
    <style:style style:name="CommandLineOptions1.A2" style:family="table-cell">
      <style:table-cell-properties fo:padding="0.0382in" fo:border-left="0.0007in solid #000000" fo:border-right="none" fo:border-top="none" fo:border-bottom="0.0007in solid #000000"/>
    </style:style>
    <style:style style:name="CommandLineOptions1.B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may-break-between-rows="false"/>
    </style:style>
    <style:style style:name="Table1.A" style:family="table-column">
      <style:table-column-properties style:column-width="0.6368in" style:rel-column-width="917*"/>
    </style:style>
    <style:style style:name="Table1.B" style:family="table-column">
      <style:table-column-properties style:column-width="6.0556in" style:rel-column-width="872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examples" style:family="table">
      <style:table-properties style:width="6.6924in" table:align="margins" style:may-break-between-rows="false"/>
    </style:style>
    <style:style style:name="examples.A" style:family="table-column">
      <style:table-column-properties style:column-width="3.3465in" style:rel-column-width="32767*"/>
    </style:style>
    <style:style style:name="examples.A1" style:family="table-cell">
      <style:table-cell-properties fo:padding="0.0382in" fo:border-left="0.0007in solid #000000" fo:border-right="none" fo:border-top="0.0007in solid #000000" fo:border-bottom="0.0007in solid #000000"/>
    </style:style>
    <style:style style:name="examples.B1" style:family="table-cell">
      <style:table-cell-properties fo:padding="0.0382in" fo:border="0.0007in solid #000000"/>
    </style:style>
    <style:style style:name="examples.A2" style:family="table-cell">
      <style:table-cell-properties fo:padding="0.0382in" fo:border-left="0.0007in solid #000000" fo:border-right="none" fo:border-top="none" fo:border-bottom="0.0007in solid #000000"/>
    </style:style>
    <style:style style:name="examples.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2"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fo:font-size="40pt" style:text-underline-style="solid" style:text-underline-width="auto" style:text-underline-color="font-color" fo:font-weight="bold" style:font-size-asian="40pt" style:font-weight-asian="bold" style:font-size-complex="40pt" style:font-weight-complex="bold"/>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4"/>
    <style:style style:name="P7" style:family="paragraph" style:parent-style-name="Heading_20_1">
      <style:paragraph-properties fo:break-before="page"/>
    </style:style>
    <style:style style:name="P8" style:family="paragraph" style:parent-style-name="Contents_20_Heading" style:master-page-name="Index">
      <style:paragraph-properties style:page-number="1"/>
    </style:style>
    <style:style style:name="P9" style:family="paragraph" style:parent-style-name="Contents_20_1">
      <style:paragraph-properties>
        <style:tab-stops>
          <style:tab-stop style:position="6.6925in" style:type="right" style:leader-style="dotted" style:leader-text="."/>
        </style:tab-stops>
      </style:paragraph-properties>
    </style:style>
    <style:style style:name="P10" style:family="paragraph" style:parent-style-name="Frame_20_contents">
      <style:text-properties style:font-name="Courier 10 Pitch" fo:font-size="10pt" style:font-size-asian="10pt" style:font-size-complex="10pt"/>
    </style:style>
    <style:style style:name="P11" style:family="paragraph" style:parent-style-name="Frame_20_contents">
      <style:text-properties style:font-name="Courier 10 Pitch" fo:font-size="10pt" style:font-size-asian="8.75pt" style:font-size-complex="10pt"/>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Contents_20_3">
      <style:paragraph-properties>
        <style:tab-stops>
          <style:tab-stop style:position="6.2992in" style:type="right" style:leader-style="dotted" style:leader-text="."/>
        </style:tab-stops>
      </style:paragraph-properties>
    </style:style>
    <style:style style:name="T1" style:family="text">
      <style:text-properties fo:font-size="20pt" style:font-size-asian="17.5pt" style:font-size-complex="20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8in" fo:border="0.0008in solid #000000" style:shadow="#808080 -0.0701in 0.0701in">
        <style:background-image/>
      </style:graphic-properties>
    </style:style>
    <style:style style:name="fr2" style:family="graphic" style:parent-style-name="Frame">
      <style:graphic-properties style:wrap="none" style:vertical-pos="top" style:vertical-rel="paragraph-content" style:horizontal-pos="center" style:horizontal-rel="paragraph" fo:background-color="#e6e6e6" style:background-transparency="0%" style:shadow="#808080 -0.0701in 0.0701in">
        <style:background-image/>
      </style:graphic-properties>
    </style:style>
    <style:style style:name="fr3" style:family="graphic" style:parent-style-name="Frame">
      <style:graphic-properties style:wrap="none" style:vertical-pos="top" style:vertical-rel="paragraph-content" style:horizontal-pos="center" style:horizontal-rel="paragraph" fo:background-color="#e6e6e6" style:background-transparency="0%" fo:padding="0.0598in" fo:border="0.0008in solid #000000" style:shadow="#808080 -0.0701in 0.0701in">
        <style:background-image/>
        <style:columns fo:column-count="1" fo:column-gap="0in"/>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GISpatialNet</text:p>
      <text:p text:style-name="P1">GISpatialNet is the brain child of Dr. Eric Jones and Jan Rychtar.</text:p>
      <text:p text:style-name="P1">Programmed by Robert Gove, Charles Bevan, and Samuel Tyler. </text:p>
      <text:p text:style-name="P1">Collaborators include Martin Smith and Christopher Nicholson.</text:p>
      <text:p text:style-name="P1">You can find more information about GISPatialNet at:</text:p>
      <text:p text:style-name="P1"><text:a xlink:type="simple" xlink:href="http://sourceforge.net/apps/trac/spatialnet/">http://sourceforge.net/apps/trac/spatialnet/</text:a></text:p>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Table of Contents</text:p>
          </text:index-title>
          <text:p text:style-name="P9">General Usage<text:tab/>2</text:p>
          <text:p text:style-name="P12">Command Line Options<text:tab/>2</text:p>
          <text:p text:style-name="P13">Examples<text:tab/>3</text:p>
          <text:p text:style-name="P12">Command Line Interface<text:tab/>3</text:p>
          <text:p text:style-name="P9">Input File Formats<text:tab/>4</text:p>
          <text:p text:style-name="P12">Comma Separated Values<text:tab/>4</text:p>
          <text:p text:style-name="P12">DL/UCINET<text:tab/>4</text:p>
          <text:p text:style-name="P12">Excel 97'<text:tab/>4</text:p>
          <text:p text:style-name="P12">Google Earth<text:tab/>4</text:p>
          <text:p text:style-name="P12">Pajek<text:tab/>4</text:p>
          <text:p text:style-name="P12">GIS Shapefile<text:tab/>4</text:p>
          <text:p text:style-name="P9">Output File Formats<text:tab/>5</text:p>
          <text:p text:style-name="P12">Comma Separated Values<text:tab/>5</text:p>
          <text:p text:style-name="P12">DL/UCINET<text:tab/>5</text:p>
          <text:p text:style-name="P12">Excel 97'<text:tab/>5</text:p>
          <text:p text:style-name="P12">Google Earth<text:tab/>5</text:p>
          <text:p text:style-name="P12">Pajek<text:tab/>5</text:p>
          <text:p text:style-name="P12">GIS Shapefile<text:tab/>5</text:p>
          <text:p text:style-name="P13">Known Coordinates<text:tab/>5</text:p>
          <text:p text:style-name="P13">Unknown Coordinates<text:tab/>5</text:p>
          <text:p text:style-name="P9">Algorithm Information<text:tab/>5</text:p>
          <text:p text:style-name="P12">Border<text:tab/>5</text:p>
          <text:p text:style-name="P12">QAP<text:tab/>5</text:p>
          <text:p text:style-name="P12">Edge Highlighting<text:tab/>5</text:p>
          <text:p text:style-name="P12">Simple Network Bias<text:tab/>6</text:p>
          <text:p text:style-name="P9">Troubleshooting<text:tab/>6</text:p>
          <text:p text:style-name="P12">General<text:tab/>6</text:p>
          <text:p text:style-name="P12">Bug Reporting <text:tab/>6</text:p>
          <text:p text:style-name="P9">Dependencies<text:tab/>6</text:p>
          <text:p text:style-name="P9">License Information<text:tab/>6</text:p>
          <text:p text:style-name="P9">Where To Get Extra Information<text:tab/>6</text:p>
        </text:index-body>
      </text:table-of-content>
      <text:p text:style-name="P2"/>
      <text:h text:style-name="P7" text:outline-level="1"><text:bookmark-start text:name="__RefHeading__31275323"/>General Usage<text:bookmark-end text:name="__RefHeading__31275323"/></text:h>
      <text:h text:style-name="Heading_20_2" text:outline-level="2">Command Line Options</text:h>
      <text:p text:style-name="Text_20_body">GISpatialNet is made to be used either directly from command line options or using a command line interface. The command line options route takes on one of three forms:</text:p>
      <text:p text:style-name="Text_20_body"><draw:frame draw:style-name="fr1" draw:name="code1" text:anchor-type="paragraph" fo:min-width="0.7902in" draw:z-index="0"><draw:text-box fo:min-height="0.2098in"><text:p text:style-name="P10">java -jar GISpatialNet.jar [option]<text:line-break/>java -jar GISpatialNet.jar [option] [input file type] [input folder] [output folder]</text:p><text:p text:style-name="P10">java -jar GISPatialNet.jar [input file type] [input folder] [output file type] [output folder]</text:p></draw:text-box></draw:frame>Where [option] can be:</text:p>
      <table:table table:name="CommandLineOptions1" table:style-name="CommandLineOptions1">
        <table:table-column table:style-name="CommandLineOptions1.A"/>
        <table:table-column table:style-name="CommandLineOptions1.B"/>
        <table:table-row>
          <table:table-cell table:style-name="CommandLineOptions1.A1" office:value-type="string">
            <text:p text:style-name="Table_20_Heading">Option</text:p>
          </table:table-cell>
          <table:table-cell table:style-name="CommandLineOptions1.B1" office:value-type="string">
            <text:p text:style-name="Table_20_Heading">Function</text:p>
          </table:table-cell>
        </table:table-row>
        <table:table-row>
          <table:table-cell table:style-name="CommandLineOptions1.A2" office:value-type="string">
            <text:p text:style-name="Table_20_Contents">-c</text:p>
          </table:table-cell>
          <table:table-cell table:style-name="CommandLineOptions1.B2" office:value-type="string">
            <text:p text:style-name="Table_20_Contents">Starts the command line interface.</text:p>
          </table:table-cell>
        </table:table-row>
        <table:table-row>
          <table:table-cell table:style-name="CommandLineOptions1.A2" office:value-type="string">
            <text:p text:style-name="Table_20_Contents">-g</text:p>
          </table:table-cell>
          <table:table-cell table:style-name="CommandLineOptions1.B2" office:value-type="string">
            <text:p text:style-name="Table_20_Contents">Starts the graphical user interface (will be finished in future release).</text:p>
          </table:table-cell>
        </table:table-row>
        <table:table-row>
          <table:table-cell table:style-name="CommandLineOptions1.A2" office:value-type="string">
            <text:p text:style-name="Table_20_Contents">-s</text:p>
          </table:table-cell>
          <table:table-cell table:style-name="CommandLineOptions1.B2" office:value-type="string">
            <text:p text:style-name="Table_20_Contents">Performs spatial net bias on files in input folder.</text:p>
          </table:table-cell>
        </table:table-row>
        <table:table-row>
          <table:table-cell table:style-name="CommandLineOptions1.A2" office:value-type="string">
            <text:p text:style-name="Table_20_Contents">-b</text:p>
          </table:table-cell>
          <table:table-cell table:style-name="CommandLineOptions1.B2" office:value-type="string">
            <text:p text:style-name="Table_20_Contents">Performs borders analysis on files in input folder (will be finished in future release).</text:p>
          </table:table-cell>
        </table:table-row>
        <table:table-row>
          <table:table-cell table:style-name="CommandLineOptions1.A2" office:value-type="string">
            <text:p text:style-name="Table_20_Contents">-e</text:p>
          </table:table-cell>
          <table:table-cell table:style-name="CommandLineOptions1.B2" office:value-type="string">
            <text:p text:style-name="Table_20_Contents">Performs edge highlighting on files in input folder.</text:p>
          </table:table-cell>
        </table:table-row>
        <table:table-row>
          <table:table-cell table:style-name="CommandLineOptions1.A2" office:value-type="string">
            <text:p text:style-name="Table_20_Contents">-q</text:p>
          </table:table-cell>
          <table:table-cell table:style-name="CommandLineOptions1.B2" office:value-type="string">
            <text:p text:style-name="Table_20_Contents">Starts the QAP sub program.</text:p>
          </table:table-cell>
        </table:table-row>
        <table:table-row>
          <table:table-cell table:style-name="CommandLineOptions1.A2" office:value-type="string">
            <text:p text:style-name="Table_20_Contents">-v</text:p>
          </table:table-cell>
          <table:table-cell table:style-name="CommandLineOptions1.B2" office:value-type="string">
            <text:p text:style-name="Table_20_Contents">Prints the version of GISpatialNet that you are using.</text:p>
          </table:table-cell>
        </table:table-row>
        <table:table-row>
          <table:table-cell table:style-name="CommandLineOptions1.A2" office:value-type="string">
            <text:p text:style-name="Table_20_Contents">-l</text:p>
          </table:table-cell>
          <table:table-cell table:style-name="CommandLineOptions1.B2" office:value-type="string">
            <text:p text:style-name="Table_20_Contents">Prints the license information to GISpatialNet.</text:p>
          </table:table-cell>
        </table:table-row>
        <table:table-row>
          <table:table-cell table:style-name="CommandLineOptions1.A2" office:value-type="string">
            <text:p text:style-name="Table_20_Contents">-h</text:p>
          </table:table-cell>
          <table:table-cell table:style-name="CommandLineOptions1.B2" office:value-type="string">
            <text:p text:style-name="Table_20_Contents">Prints help for GISpatialNet.</text:p>
          </table:table-cell>
        </table:table-row>
      </table:table>
      <text:p text:style-name="Text_20_body"><text:line-break/>[input/output file type] can be:</text:p>
      <table:table table:name="Table1" table:style-name="Table1">
        <table:table-column table:style-name="Table1.A"/>
        <table:table-column table:style-name="Table1.B"/>
        <table:table-row>
          <table:table-cell table:style-name="Table1.A1" office:value-type="string">
            <text:p text:style-name="Table_20_Heading">Option</text:p>
          </table:table-cell>
          <table:table-cell table:style-name="Table1.B1" office:value-type="string">
            <text:p text:style-name="Table_20_Heading">File Type</text:p>
          </table:table-cell>
        </table:table-row>
        <table:table-row>
          <table:table-cell table:style-name="Table1.A2" office:value-type="string">
            <text:p text:style-name="Table_20_Contents">-C</text:p>
          </table:table-cell>
          <table:table-cell table:style-name="Table1.B2" office:value-type="string">
            <text:p text:style-name="Table_20_Contents">Comma Separated Values (.csv or .txt). This can also handle other forms of separated values (tab, space, etc...).</text:p>
          </table:table-cell>
        </table:table-row>
        <table:table-row>
          <table:table-cell table:style-name="Table1.A2" office:value-type="string">
            <text:p text:style-name="Table_20_Contents">-D</text:p>
          </table:table-cell>
          <table:table-cell table:style-name="Table1.B2" office:value-type="string">
            <text:p text:style-name="Table_20_Contents">DL/UCINET (.dat, .txt)</text:p>
          </table:table-cell>
        </table:table-row>
        <table:table-row>
          <table:table-cell table:style-name="Table1.A2" office:value-type="string">
            <text:p text:style-name="Table_20_Contents">-E</text:p>
          </table:table-cell>
          <table:table-cell table:style-name="Table1.B2" office:value-type="string">
            <text:p text:style-name="Table_20_Contents">Excel 97' format (.xls)</text:p>
          </table:table-cell>
        </table:table-row>
        <table:table-row>
          <table:table-cell table:style-name="Table1.A2" office:value-type="string">
            <text:p text:style-name="Table_20_Contents">-K</text:p>
          </table:table-cell>
          <table:table-cell table:style-name="Table1.B2" office:value-type="string">
            <text:p text:style-name="Table_20_Contents">Google Earth KML format (.kml)</text:p>
          </table:table-cell>
        </table:table-row>
        <table:table-row>
          <table:table-cell table:style-name="Table1.A2" office:value-type="string">
            <text:p text:style-name="Table_20_Contents">-P</text:p>
          </table:table-cell>
          <table:table-cell table:style-name="Table1.B2" office:value-type="string">
            <text:p text:style-name="Table_20_Contents">Pajek (.net)</text:p>
          </table:table-cell>
        </table:table-row>
        <table:table-row>
          <table:table-cell table:style-name="Table1.A2" office:value-type="string">
            <text:p text:style-name="Table_20_Contents">-S</text:p>
          </table:table-cell>
          <table:table-cell table:style-name="Table1.B2" office:value-type="string">
            <text:p text:style-name="Table_20_Contents">GIS Shapefile (.shp)</text:p>
          </table:table-cell>
        </table:table-row>
      </table:table>
      <text:p text:style-name="Text_20_body"><text:line-break/>For more information on file formats see Input File Formats (page <text:bookmark-ref text:reference-format="page" text:ref-name="__RefHeading__31686423">4</text:bookmark-ref>) and Output File Formats (page <text:bookmark-ref text:reference-format="page" text:ref-name="__RefHeading__32092523">5</text:bookmark-ref>).</text:p>
      <text:h text:style-name="Heading_20_3" text:outline-level="3"><text:soft-page-break/>Examples</text:h>
      <table:table table:name="examples" table:style-name="examples">
        <table:table-column table:style-name="examples.A" table:number-columns-repeated="2"/>
        <table:table-row>
          <table:table-cell table:style-name="examples.A1" office:value-type="string">
            <text:p text:style-name="Table_20_Heading">Operation</text:p>
          </table:table-cell>
          <table:table-cell table:style-name="examples.B1" office:value-type="string">
            <text:p text:style-name="Table_20_Heading">Command</text:p>
          </table:table-cell>
        </table:table-row>
        <table:table-row>
          <table:table-cell table:style-name="examples.A2" office:value-type="string">
            <text:p text:style-name="Table_20_Contents">Start command line interface</text:p>
          </table:table-cell>
          <table:table-cell table:style-name="examples.B2" office:value-type="string">
            <text:p text:style-name="Table_20_Contents">java -jar GISpatialNet.jar -c</text:p>
          </table:table-cell>
        </table:table-row>
        <table:table-row>
          <table:table-cell table:style-name="examples.A2" office:value-type="string">
            <text:p text:style-name="Table_20_Contents">Read files from “In” folder as CSV files and write to “Out” folder as Google Earth files.</text:p>
          </table:table-cell>
          <table:table-cell table:style-name="examples.B2" office:value-type="string">
            <text:p text:style-name="Table_20_Contents">java -jar GISpatialNet.jar -C In -K Out</text:p>
          </table:table-cell>
        </table:table-row>
        <table:table-row>
          <table:table-cell table:style-name="examples.A2" office:value-type="string">
            <text:p text:style-name="Table_20_Contents">Read GIS Shapefiles from “In” folder and perform Simple Network Bias analysis on them while writing output to “Out” folder.</text:p>
          </table:table-cell>
          <table:table-cell table:style-name="examples.B2" office:value-type="string">
            <text:p text:style-name="Table_20_Contents">Java -jar GISpatialNet.jar -s -S In Out</text:p>
          </table:table-cell>
        </table:table-row>
      </table:table>
      <text:p text:style-name="Text_20_body"/>
      <text:h text:style-name="Heading_20_2" text:outline-level="2">Command Line Interface</text:h>
      <text:p text:style-name="Text_20_body">The command line interface is started with the command:</text:p>
      <text:p text:style-name="Text_20_body"><draw:frame draw:style-name="fr2" draw:name="cli" text:anchor-type="paragraph" fo:min-width="0.7902in" draw:z-index="1"><draw:text-box fo:min-height="0.2in"><text:p text:style-name="P11">java -jar GISpatialNet.jar -c</text:p></draw:text-box></draw:frame>The command line interface is separated into menus that attempt to make using GISpatialNet as easy as possible. The following is a tree representation of the menu system and some of its options.</text:p>
      <text:list xml:id="list1117715426" text:style-name="L4">
        <text:list-item>
          <text:p text:style-name="P6">Load Data</text:p>
          <text:list>
            <text:list-item>
              <text:p text:style-name="P6">Delimited text file (.csv,.txt)</text:p>
              <text:list>
                <text:list-item>
                  <text:p text:style-name="P6"><text:bookmark-start text:name="DDE_LINK1"/>Node data (nodes with attributes)</text:p>
                </text:list-item>
                <text:list-item>
                  <text:p text:style-name="P6">Adjacency data</text:p>
                </text:list-item>
                <text:list-item>
                  <text:p text:style-name="P6">Node data only</text:p>
                </text:list-item>
                <text:list-item>
                  <text:p text:style-name="P6">Attribute data</text:p>
                </text:list-item>
                <text:list-item>
                  <text:p text:style-name="P6">Main Menu<text:bookmark-end text:name="DDE_LINK1"/></text:p>
                </text:list-item>
              </text:list>
            </text:list-item>
            <text:list-item>
              <text:p text:style-name="P6">Excel file (.xls)</text:p>
              <text:list>
                <text:list-item>
                  <text:p text:style-name="P6">Node data (nodes with attributes)</text:p>
                </text:list-item>
                <text:list-item>
                  <text:p text:style-name="P6">Adjacency data</text:p>
                </text:list-item>
                <text:list-item>
                  <text:p text:style-name="P6">Node data only</text:p>
                </text:list-item>
                <text:list-item>
                  <text:p text:style-name="P6">Attribute data</text:p>
                </text:list-item>
                <text:list-item>
                  <text:p text:style-name="P6">Main Menu</text:p>
                </text:list-item>
              </text:list>
            </text:list-item>
            <text:list-item>
              <text:p text:style-name="P6">DL/ucinet (.txt,.dat)</text:p>
            </text:list-item>
            <text:list-item>
              <text:p text:style-name="P6">Pajek (.net)</text:p>
            </text:list-item>
            <text:list-item>
              <text:p text:style-name="P6">Google Earth (.kml)</text:p>
            </text:list-item>
            <text:list-item>
              <text:p text:style-name="P6">Shape File (.shp)</text:p>
            </text:list-item>
            <text:list-item>
              <text:p text:style-name="P6">Back</text:p>
            </text:list-item>
          </text:list>
        </text:list-item>
        <text:list-item>
          <text:p text:style-name="P6">Save Data</text:p>
          <text:list>
            <text:list-item>
              <text:p text:style-name="P6">Delimited text file (.csv,.txt)</text:p>
            </text:list-item>
            <text:list-item>
              <text:p text:style-name="P6"><text:soft-page-break/>DL/ucinet (.txt,.dat)</text:p>
            </text:list-item>
            <text:list-item>
              <text:p text:style-name="P6">Pajek (.net)</text:p>
            </text:list-item>
            <text:list-item>
              <text:p text:style-name="P6">Excel file (.xls)</text:p>
            </text:list-item>
            <text:list-item>
              <text:p text:style-name="P6">Google Earth (.kml)</text:p>
            </text:list-item>
            <text:list-item>
              <text:p text:style-name="P6">Shape File (.shp)</text:p>
            </text:list-item>
            <text:list-item>
              <text:p text:style-name="P6">Back</text:p>
            </text:list-item>
          </text:list>
        </text:list-item>
        <text:list-item>
          <text:p text:style-name="P6">Analyze Data</text:p>
          <text:list>
            <text:list-item>
              <text:p text:style-name="P6">QAP</text:p>
            </text:list-item>
            <text:list-item>
              <text:p text:style-name="P6">Sample Network Bias</text:p>
            </text:list-item>
            <text:list-item>
              <text:p text:style-name="P6">Borders</text:p>
            </text:list-item>
            <text:list-item>
              <text:p text:style-name="P6">Highlight Edges</text:p>
              <text:list>
                <text:list-item>
                  <text:p text:style-name="P6">Less than average length</text:p>
                </text:list-item>
                <text:list-item>
                  <text:p text:style-name="P6">Less than median length</text:p>
                </text:list-item>
                <text:list-item>
                  <text:p text:style-name="P6">More than median length</text:p>
                </text:list-item>
                <text:list-item>
                  <text:p text:style-name="P6">Top 10%</text:p>
                </text:list-item>
                <text:list-item>
                  <text:p text:style-name="P6">By value</text:p>
                </text:list-item>
              </text:list>
            </text:list-item>
            <text:list-item>
              <text:p text:style-name="P6">Matrix Conversion</text:p>
              <text:list>
                <text:list-item>
                  <text:p text:style-name="P6">Translate</text:p>
                </text:list-item>
                <text:list-item>
                  <text:p text:style-name="P6">Reflect</text:p>
                </text:list-item>
                <text:list-item>
                  <text:p text:style-name="P6">Rotate</text:p>
                </text:list-item>
                <text:list-item>
                  <text:p text:style-name="P6">Scale</text:p>
                </text:list-item>
              </text:list>
            </text:list-item>
            <text:list-item>
              <text:p text:style-name="P6">Back</text:p>
            </text:list-item>
          </text:list>
        </text:list-item>
        <text:list-item>
          <text:p text:style-name="P6">Merge Data</text:p>
          <text:list>
            <text:list-item>
              <text:p text:style-name="P6">Merge two data sets</text:p>
            </text:list-item>
            <text:list-item>
              <text:p text:style-name="P6">Merge all data sets</text:p>
            </text:list-item>
            <text:list-item>
              <text:p text:style-name="P6">Back</text:p>
            </text:list-item>
          </text:list>
        </text:list-item>
        <text:list-item>
          <text:p text:style-name="P6">Print Full Status</text:p>
        </text:list-item>
        <text:list-item>
          <text:p text:style-name="P6">Clear Data</text:p>
        </text:list-item>
        <text:list-item>
          <text:p text:style-name="P6">About GISpatialNet</text:p>
        </text:list-item>
        <text:list-item>
          <text:p text:style-name="P6">Add Ego to Data</text:p>
        </text:list-item>
      </text:list>
      <text:h text:style-name="Heading_20_1" text:outline-level="1"><text:bookmark-start text:name="__RefHeading__31686423"/><text:soft-page-break/>Input File Formats<text:bookmark-end text:name="__RefHeading__31686423"/></text:h>
      <text:h text:style-name="Heading_20_2" text:outline-level="2"><text:bookmark-start text:name="DDE_LINK"/>Comma Separated Values</text:h>
      <text:p text:style-name="Text_20_body"/>
      <text:h text:style-name="Heading_20_2" text:outline-level="2">DL/UCINET</text:h>
      <text:p text:style-name="Text_20_body"/>
      <text:h text:style-name="Heading_20_2" text:outline-level="2">Excel 97'</text:h>
      <text:p text:style-name="Text_20_body"/>
      <text:h text:style-name="Heading_20_2" text:outline-level="2">Google Earth</text:h>
      <text:p text:style-name="Text_20_body"/>
      <text:h text:style-name="Heading_20_2" text:outline-level="2">Pajek</text:h>
      <text:p text:style-name="Text_20_body"/>
      <text:h text:style-name="Heading_20_2" text:outline-level="2">GIS Shapefile</text:h>
      <text:p text:style-name="Text_20_body"><text:bookmark-end text:name="DDE_LINK"/></text:p>
      <text:h text:style-name="Heading_20_1" text:outline-level="1"><text:bookmark-start text:name="__RefHeading__32092523"/>Output File Formats<text:bookmark-end text:name="__RefHeading__32092523"/></text:h>
      <text:h text:style-name="Heading_20_2" text:outline-level="2">Comma Separated Values</text:h>
      <text:p text:style-name="Text_20_body"/>
      <text:h text:style-name="Heading_20_2" text:outline-level="2">DL/UCINET</text:h>
      <text:p text:style-name="Text_20_body"/>
      <text:h text:style-name="Heading_20_2" text:outline-level="2">Excel 97'</text:h>
      <text:p text:style-name="Text_20_body"/>
      <text:h text:style-name="Heading_20_2" text:outline-level="2">Google Earth</text:h>
      <text:p text:style-name="Text_20_body"/>
      <text:h text:style-name="Heading_20_2" text:outline-level="2">Pajek</text:h>
      <text:p text:style-name="Text_20_body"/>
      <text:h text:style-name="Heading_20_2" text:outline-level="2"><text:soft-page-break/>GIS Shapefile</text:h>
      <text:h text:style-name="Heading_20_3" text:outline-level="3">Known Coordinates</text:h>
      <text:p text:style-name="Text_20_body"/>
      <text:h text:style-name="Heading_20_3" text:outline-level="3">Unknown Coordinates</text:h>
      <text:p text:style-name="Text_20_body"/>
      <text:h text:style-name="Heading_20_1" text:outline-level="1">Algorithm Information</text:h>
      <text:h text:style-name="Heading_20_2" text:outline-level="2">Border</text:h>
      <text:p text:style-name="Text_20_body"/>
      <text:h text:style-name="Heading_20_2" text:outline-level="2">QAP</text:h>
      <text:p text:style-name="Text_20_body"/>
      <text:h text:style-name="Heading_20_2" text:outline-level="2">Edge Highlighting</text:h>
      <text:p text:style-name="Text_20_body"/>
      <text:h text:style-name="Heading_20_2" text:outline-level="2">Simple Network Bias</text:h>
      <text:p text:style-name="Text_20_body"/>
      <text:h text:style-name="Heading_20_1" text:outline-level="1">Troubleshooting</text:h>
      <text:h text:style-name="Heading_20_2" text:outline-level="2">General</text:h>
      <text:p text:style-name="Text_20_body">If GISpatialNet seems to be running slow and you know that you have a good computer, you can increase the amount of memory allocated by adding the option -Xms &lt;size&gt; before the -jar option on the command line: </text:p>
      <text:p text:style-name="Text_20_body"><draw:frame draw:style-name="fr3" draw:name="xms" text:anchor-type="paragraph" fo:min-width="0.7902in" draw:z-index="2"><draw:text-box fo:min-height="0.2in"><text:p text:style-name="P11">Java -Xms 1024m -jar GISpatialNet.jar ...</text:p></draw:text-box></draw:frame>The above line of code sets the memory allocated to the program to 1024 Mb (or 1Gb). Sometimes when working with large sets of data it is important to increase the amount of memory to reduce the number of times that data is written and read from the hard drive (subsequently increasing speed).</text:p>
      <text:h text:style-name="Heading_20_2" text:outline-level="2">Bug Reporting </text:h>
      <text:p text:style-name="Text_20_body">To file a bug go to <text:a xlink:type="simple" xlink:href="http://sourceforge.net/projects/spatialnet/develop">http://sourceforge.net/projects/spatialnet/develop</text:a> and click on the <text:a xlink:type="simple" xlink:href="http://sourceforge.net/tracker/?func=add&amp;group_id=277839&amp;atid=1179697">File a bug</text:a> link on the right hand side of the page under “Links You May Need” column.</text:p>
      <text:h text:style-name="Heading_20_1" text:outline-level="1"><text:soft-page-break/>Dependencies</text:h>
      <text:list xml:id="list654837359" text:style-name="L2">
        <text:list-item>
          <text:p text:style-name="P5"><text:a xlink:type="simple" xlink:href="http://www.ujmp.org/">UJMP</text:a> -- Universal Java Matrix Package </text:p>
        </text:list-item>
        <text:list-item>
          <text:p text:style-name="P5"><text:a xlink:type="simple" xlink:href="http://www.geotools.org/">GeoTools</text:a> -- Geographical Tools </text:p>
        </text:list-item>
        <text:list-item>
          <text:p text:style-name="P5"><text:a xlink:type="simple" xlink:href="http://mindprod.com/pad/csv.html">Mindprod CSV Writer</text:a> -- Excellent CSV Writer </text:p>
        </text:list-item>
        <text:list-item>
          <text:p text:style-name="P5"><text:a xlink:type="simple" xlink:href="http://code.google.com/p/kmlframework/">KML framework</text:a> -- Google KML in java project </text:p>
        </text:list-item>
        <text:list-item>
          <text:p text:style-name="P5"><text:a xlink:type="simple" xlink:href="http://jexcelapi.sourceforge.net/">JExcel Api</text:a> -- Excel reader/writer written in java </text:p>
        </text:list-item>
        <text:list-item>
          <text:p text:style-name="P5"><text:a xlink:type="simple" xlink:href="http://www.urbanophile.com/%7Earenn/hacking/download.html">GetOpt</text:a> -- CLI option helper tool </text:p>
        </text:list-item>
      </text:list>
      <text:h text:style-name="Heading_20_1" text:outline-level="1">License Information</text:h>
      <text:p text:style-name="Text_20_body">This software is governed under the GNU Greater Public License, Version 2 (GPLv2). If you have not obtained the LGPL with this software, you can obtain it from <text:a xlink:type="simple" xlink:href="http://www.gnu.org/licenses/gpl.html">http://www.gnu.org/licenses/gpl.html</text:a>. GISpatialNet uses software governed under the GPL, LGPL, Apache License, New BSD License</text:p>
      <text:h text:style-name="Heading_20_1" text:outline-level="1">Where To Get Extra Information</text:h>
      <text:list xml:id="list1372347096" text:style-name="L1">
        <text:list-item>
          <text:p text:style-name="P4"><text:a xlink:type="simple" xlink:href="http://www.gnu.org/licenses/gpl.html">http://www.gnu.org/licenses/gpl.html</text:a></text:p>
        </text:list-item>
        <text:list-item>
          <text:p text:style-name="P4"><text:a xlink:type="simple" xlink:href="https://sourceforge.net/projects/spatialnet/">https://sourceforge.net/projects/spatialnet/</text:a></text:p>
        </text:list-item>
        <text:list-item>
          <text:p text:style-name="P4"><text:a xlink:type="simple" xlink:href="https://sourceforge.net/apps/trac/spatialnet/wiki">https://sourceforge.net/apps/trac/spatialnet/wiki</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svg:font-family="Helvetica"/>
    <style:font-face style:name="Lucidasans1" svg:font-family="Lucidasans"/>
    <style:font-face style:name="OpenSymbol" svg:font-family="OpenSymbol"/>
    <style:font-face style:name="Times" svg:font-family="Times"/>
    <style:font-face style:name="Courier 10 Pitch" svg:font-family="'Courier 10 Pitch'" style:font-pitch="fixed"/>
    <style:font-face style:name="DejaVu Sans Mono" svg:font-family="'DejaVu Sans Mono'" style:font-family-generic="modern" style:font-pitch="fixed"/>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文鼎PL中楷Uni"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master-page style:name="Index" style:page-layout-name="Mpm3">
      <style:footer>
        <text:p text:style-name="Footer"><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TualatriX</meta:initial-creator>
    <meta:creation-date>2008-02-15T12:08:28</meta:creation-date>
    <meta:editing-cycles>32</meta:editing-cycles>
    <meta:editing-duration>PT01H54M54S</meta:editing-duration>
    <dc:date>2009-11-23T13:00:19</dc:date>
    <meta:document-statistic meta:table-count="3" meta:image-count="0" meta:object-count="0" meta:page-count="9" meta:paragraph-count="185" meta:word-count="918" meta:character-count="5430"/>
    <meta:user-defined meta:name="Info 1"/>
    <meta:user-defined meta:name="Info 2"/>
    <meta:user-defined meta:name="Info 3"/>
    <meta:user-defined meta:name="Info 4"/>
  </office:meta>
</office:document-meta>
</file>